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49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423cm" fo:break-before="auto" style:use-optimal-row-height="false"/>
    </style:style>
    <style:style style:name="ro16" style:family="table-row">
      <style:table-row-properties style:row-height="6.287cm" fo:break-before="auto" style:use-optimal-row-height="false"/>
    </style:style>
    <style:style style:name="ro17" style:family="table-row">
      <style:table-row-properties style:row-height="1.3cm" fo:break-before="auto" style:use-optimal-row-height="false"/>
    </style:style>
    <style:style style:name="ro18" style:family="table-row">
      <style:table-row-properties style:row-height="3.902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fo:font-size="10pt"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Contre toute attente, l'opération de promotion exceptionnelle du paillasson communicant n'avait pas obtenu l'effet escompté. Ce produit révolutionnaire était-il trop en avance sur son temps? La campagne de communication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14" office:value-type="string" calcext:value-type="string">
            <text:p>De nombreux chargés de projets peu motivés auraient déjà jeté l'éponge, préférant se rabattre vers des investissements moins risqués, moins ambitieux. Mais Enedys Mitchell était de la trempe des gagnants, de ceux que les obstacles n'arrêtent pas si facilement. Oui, Enedys Mitchell, sitôt rentré de cette première mission, compris qu'il aurait besoin d'adopter une méthode vraiment innovant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text:span text:style-name="T1">EM et JC discutent. JC n'est pas content, et martèle le bureau.</text:span></text:p>
            <text:p><text:span text:style-name="T1">Il prend un cigare, mais n'en offre pas à EM</text:span></text:p>
          </table:table-cell>
          <table:table-cell table:number-columns-repeated="1018"/>
        </table:table-row>
        <table:table-row table:style-name="ro4">
          <table:table-cell table:number-columns-repeated="2"/>
          <table:table-cell office:value-type="string" calcext:value-type="string">
            <text:p>panneau</text:p>
          </table:table-cell>
          <table:table-cell table:style-name="ce5" table:number-columns-repeated="2"/>
          <table:table-cell table:style-name="ce14" office:value-type="string" calcext:value-type="string">
            <text:p>I<text:span text:style-name="T2">ncapable! Ca suffit! Trouve moi quelqu'un qui puisse les discréditer qu'on puisse raser leur campement et installer des immeubles à panneaux publicitaires.</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table:number-columns-repeated="2"/>
          <table:table-cell table:style-name="ce16" office:value-type="string" calcext:value-type="string">
            <text:p><text:span text:style-name="T2">A la sortie de l'immeuble, EM voit une affiche avec le MAG (style mesmer)</text:span></text:p>
          </table:table-cell>
          <table:table-cell table:number-columns-repeated="1018"/>
        </table:table-row>
        <table:table-row table:style-name="ro6">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17"/>
          <table:table-cell table:style-name="ce10" office:value-type="string" calcext:value-type="string">
            <text:p>Est-ce nécessaire ? EM peut voir l’affiche et directement demander une audience à Adeline... Et elle fait des tours de magie abusés pendant leur discussion (comme Tim qui fait tout exploser dans Sacré Graal)</text:p>
            <text:p/>
            <text:p/>
            <text:p>ORL : je pense que ça peut être cool au moins de la voir finir son spectacle (genre saluer)</text:p>
          </table:table-cell>
          <table:table-cell table:number-columns-repeated="1017"/>
        </table:table-row>
        <table:table-row table:style-name="ro7">
          <table:table-cell table:number-columns-repeated="2"/>
          <table:table-cell office:value-type="string" calcext:value-type="string">
            <text:p>Panneau</text:p>
          </table:table-cell>
          <table:table-cell table:number-columns-repeated="2"/>
          <table:table-cell table:style-name="ce18" office:value-type="string" calcext:value-type="string">
            <text:p>(en fct de ce qui est décidé plus haut)</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17" office:value-type="string" calcext:value-type="string">
            <text:p><text:span text:style-name="T2">Myriam aiguise ses couteau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Gros plan sur Yula dans sa cabine dit presque chuchoté « ouverture rideaux »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Rasp se demande s'il n'a pas perçu un bruit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ext:p/>
            <text:p>ORL : Non, on peut faire en rotoscopie si on utilise le système de boîte noire</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7"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17" office:value-type="string" calcext:value-type="string">
            <text:p><text:span text:style-name="T2">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ext:p/>
            <text:p/>
            <text:p>ORL Dans une logique d’exhaustivité, j’aurais tendance à vouloir les tourner quand même</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5. mange sa boule</text:span></text:p>
            <text:p><text:span text:style-name="T1">6. gros plan sur la langue et la boule (ou pas)</text:span></text:p>
            <text:p><text:span text:style-name="T1">7. vue de derrière de la chute (ou pas)</text:span></text:p>
            <text:p><text:span text:style-name="T1">8. vue de face de la chute</text:span></text:p>
            <text:p><text:span text:style-name="T1">9 vue latérale de la fin de chute, la boule file</text:span></text:p>
            <text:p><text:span text:style-name="T1">10. plan la boule qui fonce sur les quilles</text:span></text:p>
            <text:p><text:span text:style-name="T1">11. plan un plus lointain, "STRIKE", et RS qui passe au-dessus (ou pas)</text:span></text:p>
          </table:table-cell>
          <table:table-cell table:style-name="ce10" office:value-type="string" calcext:value-type="string">
            <text:p>Véronique et Sanchouz passent dans les coulisses. Pb d’unité de lieu, sauf si on trouve des trucs qui se ressemblent.</text:p>
          </table:table-cell>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7">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8">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ext:p/>
            <text:p/>
            <text:p>Non, pourquoi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number-columns-repeated="2"/>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3:50:20.957091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4:24:20.203652646</dc:date>
    <meta:editing-duration>PT9H8M4S</meta:editing-duration>
    <meta:editing-cycles>152</meta:editing-cycles>
    <meta:generator>LibreOffice/7.0.4.2$Linux_X86_64 LibreOffice_project/00$Build-2</meta:generator>
    <meta:document-statistic meta:table-count="1" meta:cell-count="207" meta:object-count="0"/>
  </office:meta>
</office:document-meta>
</file>